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-BoldMT" svg:font-family="Arial-BoldMT"/>
    <style:font-face style:name="Courier New1" svg:font-family="'Courier New'"/>
    <style:font-face style:name="Mangal1" svg:font-family="Manga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ny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 Math1" svg:font-family="'Cambria Math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List_20_Paragraph" style:list-style-name="WWNum3">
      <style:text-properties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List_20_Paragraph" style:list-style-name="WWNum1">
      <style:text-properties style:font-name="Times New Roman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ekst_5f_Slajdu">
      <style:paragraph-properties style:text-autospace="none"/>
      <style:text-properties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Tekst_5f_Slajdu">
      <style:paragraph-properties style:text-autospace="none"/>
      <style:text-properties style:font-name="Times New Roman" fo:font-size="15pt" fo:font-style="normal" style:text-underline-style="none" fo:font-weight="normal" style:font-name-asian="ArialMT" style:font-size-asian="15pt" style:font-style-asian="normal" style:font-weight-asian="normal" style:font-name-complex="ArialMT" style:font-size-complex="15pt" style:font-style-complex="normal" style:font-weight-complex="normal"/>
    </style:style>
    <style:style style:name="P6" style:family="paragraph" style:parent-style-name="Preformatted_20_Text">
      <style:paragraph-properties style:text-autospace="none"/>
      <style:text-properties fo:color="#a9b7c6" style:font-name="Times New Roman" fo:font-size="15pt" fo:font-style="normal" style:text-underline-style="none" fo:font-weight="normal" style:font-name-asian="ArialMT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" fo:font-size="15pt" fo:font-style="normal" style:text-underline-style="none" fo:font-weight="normal" style:font-name-asian="Arial-BoldMT" style:font-size-asian="15pt" style:font-style-asian="normal" style:font-weight-asian="normal" style:font-name-complex="Arial-BoldMT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 New Roman" fo:font-size="15pt" fo:font-style="normal" style:text-underline-style="none" fo:font-weight="normal" style:font-name-asian="ArialMT" style:font-size-asian="15pt" style:font-style-asian="normal" style:font-weight-asian="normal" style:font-name-complex="ArialMT" style:font-size-complex="15pt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Times New Roman" fo:font-size="15pt" fo:font-style="normal" style:text-underline-style="none" fo:font-weight="normal" style:font-name-asian="ArialMT" style:font-size-asian="15pt" style:font-style-asian="normal" style:font-weight-asian="normal" style:font-name-complex="ArialMT" style:font-size-complex="15pt" style:font-style-complex="normal" style:font-weight-complex="normal"/>
    </style:style>
    <style:style style:name="P12" style:family="paragraph" style:parent-style-name="Standard">
      <style:paragraph-properties style:text-autospace="none"/>
      <style:text-properties style:font-name="Times New Roman" fo:font-size="15pt" fo:font-style="normal" style:text-underline-style="none" fo:font-weight="normal" style:font-name-asian="ArialMT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style:text-autospace="none"/>
      <style:text-properties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Times New Roman" fo:font-size="15pt" fo:font-style="normal" style:text-underline-style="none" fo:font-weight="bold" style:font-name-asian="Arial-BoldMT" style:font-size-asian="15pt" style:font-style-asian="normal" style:font-weight-asian="bold" style:font-name-complex="Arial-BoldMT" style:font-size-complex="15pt" style:font-style-complex="normal" style:font-weight-complex="bold"/>
    </style:style>
    <style:style style:name="P17" style:family="paragraph" style:parent-style-name="Standard" style:list-style-name="L1">
      <style:paragraph-properties style:text-autospace="none"/>
      <style:text-properties style:font-name="Times New Roman" fo:font-size="15pt" fo:font-style="normal" style:text-underline-style="none" fo:font-weight="bold" style:font-name-asian="ArialMT" style:font-size-asian="15pt" style:font-style-asian="normal" style:font-weight-asian="bold" style:font-name-complex="ArialMT" style:font-size-complex="15pt" style:font-style-complex="normal" style:font-weight-complex="bold"/>
    </style:style>
    <style:style style:name="P18" style:family="paragraph" style:parent-style-name="Standard">
      <style:text-properties style:font-name="Times New Roman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margin-top="0cm" fo:margin-bottom="0.353cm" fo:line-height="115%"/>
      <style:text-properties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font-name="ArialMT" fo:font-size="11pt" style:font-name-asian="ArialMT" style:font-size-asian="11pt" style:font-name-complex="ArialMT" style:font-size-complex="11pt"/>
    </style:style>
    <style:style style:name="T2" style:family="text">
      <style:text-properties style:font-name="ArialMT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T3" style:family="text">
      <style:text-properties style:font-name="ArialMT" style:font-name-asian="ArialMT" style:font-name-complex="ArialMT"/>
    </style:style>
    <style:style style:name="T4" style:family="text">
      <style:text-properties style:font-name="ArialMT" fo:font-style="italic" style:font-name-asian="ArialMT" style:font-style-asian="italic" style:font-name-complex="ArialMT" style:font-style-complex="italic"/>
    </style:style>
    <style:style style:name="T5" style:family="text">
      <style:text-properties style:font-name="ArialMT" fo:font-size="14pt" style:font-name-asian="ArialMT" style:font-size-asian="14pt" style:font-name-complex="ArialM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ambria Math" style:font-name-complex="Cambria Math1"/>
    </style:style>
    <style:style style:name="T8" style:family="text">
      <style:text-properties style:font-name="Cambria Math" fo:font-size="11pt" style:font-name-asian="ArialMT" style:font-size-asian="11pt" style:font-name-complex="Cambria Math1" style:font-size-complex="11pt"/>
    </style:style>
    <style:style style:name="T9" style:family="text">
      <style:text-properties style:font-name="Cambria Math" style:font-name-asian="ArialMT" style:font-name-complex="Cambria Math1"/>
    </style:style>
    <style:style style:name="T10" style:family="text">
      <style:text-properties style:font-name="Calibri"/>
    </style:style>
    <style:style style:name="T11" style:family="text">
      <style:text-properties style:font-name="Calibri" fo:font-size="11pt" style:font-size-asian="11pt" style:font-size-complex="11pt"/>
    </style:style>
    <style:style style:name="T12" style:family="text">
      <style:text-properties style:font-name="Calibri" fo:font-size="11pt" style:font-name-asian="ArialMT" style:font-size-asian="11pt" style:font-size-complex="11pt"/>
    </style:style>
    <style:style style:name="T13" style:family="text">
      <style:text-properties style:font-name="Calibri" style:font-size-complex="11pt"/>
    </style:style>
    <style:style style:name="T14" style:family="text">
      <style:text-properties style:font-name="Calibri" style:font-name-asian="ArialMT"/>
    </style:style>
    <style:style style:name="T15" style:family="text">
      <style:text-properties style:font-name="Calibri" fo:font-size="14pt" style:font-name-asian="ArialMT" style:font-size-asian="14pt" style:font-size-complex="14pt"/>
    </style:style>
    <style:style style:name="T16" style:family="text">
      <style:text-properties fo:font-size="14pt" style:font-name-asian="ArialMT" style:font-size-asian="14pt" style:font-name-complex="ArialMT" style:font-size-complex="14pt"/>
    </style:style>
    <style:style style:name="T17" style:family="text">
      <style:text-properties fo:font-size="14pt" style:font-name-asian="ArialMT" style:font-size-asian="14pt" style:font-size-complex="14pt"/>
    </style:style>
    <style:style style:name="T18" style:family="text">
      <style:text-properties style:font-name-asian="ArialMT"/>
    </style:style>
    <style:style style:name="T19" style:family="text">
      <style:text-properties style:font-name-asian="ArialMT" style:font-name-complex="ArialMT"/>
    </style:style>
    <style:style style:name="T20" style:family="text">
      <style:text-properties style:font-name-asian="ArialMT" style:font-name-complex="Cambria Math1"/>
    </style:style>
    <style:style style:name="T21" style:family="text">
      <style:text-properties fo:font-style="italic" style:font-name-asian="ArialMT" style:font-style-asian="italic" style:font-name-complex="ArialMT" style:font-style-complex="italic"/>
    </style:style>
    <style:style style:name="T22" style:family="text">
      <style:text-properties style:font-name-complex="Cambria Math1"/>
    </style:style>
    <style:style style:name="T23" style:family="text">
      <style:text-properties style:font-name="Times New Roman" fo:font-size="14pt" style:font-name-asian="ArialMT" style:font-size-asian="14pt" style:font-name-complex="ArialMT" style:font-size-complex="14pt"/>
    </style:style>
    <style:style style:name="T24" style:family="text">
      <style:text-properties style:font-name="Times New Roman" fo:font-size="14pt" style:font-name-asian="ArialMT" style:font-size-asian="14pt" style:font-size-complex="14pt"/>
    </style:style>
    <style:style style:name="T25" style:family="text">
      <style:text-properties style:font-name="Times New Roman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T26" style:family="text">
      <style:text-properties style:font-name="Times New Roman" fo:font-size="14pt" fo:font-weight="bold" style:font-name-asian="ArialMT" style:font-size-asian="14pt" style:font-weight-asian="bold" style:font-size-complex="14pt" style:font-weight-complex="bold"/>
    </style:style>
    <style:style style:name="T27" style:family="text">
      <style:text-properties style:font-name="Times New Roman" fo:font-size="14pt" fo:font-weight="normal" style:font-name-asian="ArialMT" style:font-size-asian="14pt" style:font-weight-asian="normal" style:font-name-complex="ArialMT" style:font-size-complex="14pt" style:font-weight-complex="normal"/>
    </style:style>
    <style:style style:name="T28" style:family="text">
      <style:text-properties style:font-name="Times New Roman" fo:font-size="14pt" fo:font-weight="normal" style:font-name-asian="ArialMT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style="italic" fo:font-weight="normal" style:font-name-asian="ArialMT" style:font-size-asian="14pt" style:font-style-asian="italic" style:font-weight-asian="normal" style:font-name-complex="ArialMT" style:font-size-complex="14pt" style:font-style-complex="italic" style:font-weight-complex="normal"/>
    </style:style>
    <style:style style:name="T30" style:family="text">
      <style:text-properties style:font-name="Times New Roman" fo:font-size="14pt" fo:font-style="italic" fo:font-weight="normal" style:font-name-asian="ArialMT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style:font-name="Times New Roman" fo:font-size="14pt" fo:font-style="normal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T32" style:family="text">
      <style:text-properties style:font-name="Times New Roman" fo:font-size="14pt" fo:font-style="normal" fo:font-weight="normal" style:font-name-asian="ArialMT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Times New Roman" fo:font-size="14pt" fo:font-style="normal" style:text-underline-style="solid" style:text-underline-width="auto" style:text-underline-color="font-color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T34" style:family="text">
      <style:text-properties style:font-name="Times New Roman" fo:font-size="14pt" fo:font-style="normal" style:text-underline-style="solid" style:text-underline-width="auto" style:text-underline-color="font-color" fo:font-weight="normal" style:font-name-asian="ArialMT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" fo:font-size="14pt" fo:font-style="normal" style:text-underline-style="none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T36" style:family="text">
      <style:text-properties style:font-name="Times New Roman" fo:font-size="14pt" fo:font-style="normal" style:text-underline-style="none" fo:font-weight="normal" style:font-name-asian="ArialMT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Times New Roman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38" style:family="text">
      <style:text-properties style:font-name="Times New Roman" fo:font-style="normal" style:text-underline-style="none" fo:font-weight="normal" style:font-name-asian="ArialMT" style:font-style-asian="normal" style:font-weight-asian="normal" style:font-style-complex="normal" style:font-weight-complex="normal"/>
    </style:style>
    <style:style style:name="T39" style:family="text">
      <style:text-properties style:font-name="Times New Roman" fo:font-size="15pt" fo:font-style="normal" style:text-underline-style="none" fo:font-weight="normal" style:font-name-asian="ArialMT" style:font-size-asian="15pt" style:font-style-asian="normal" style:font-weight-asian="normal" style:font-name-complex="ArialMT" style:font-size-complex="15pt" style:font-style-complex="normal" style:font-weight-complex="normal"/>
    </style:style>
    <style:style style:name="T40" style:family="text">
      <style:text-properties style:font-name="Times New Roman" fo:font-size="15pt" fo:font-style="normal" style:text-underline-style="none" fo:font-weight="normal" style:font-name-asian="ArialMT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arbara Partyka</text:p>
      <text:p text:style-name="P16">Scenariusz 6</text:p>
      <text:p text:style-name="P9"><text:span text:style-name="T6">Temat ćwiczenia:</text:span> <text:span text:style-name="T19">Budowa i działanie sieci Kohonena dla WTM.</text:span></text:p>
      <text:p text:style-name="P10">Celem ćwiczenia jest poznanie budowy i działania sieci Kohonena przy wykorzystaniu regułyWTM do odwzorowywania istotnych cech liter alfabetu.</text:p>
      <text:p text:style-name="P11"/>
      <text:p text:style-name="P11"><text:span text:style-name="T6">Algorytm WTA</text:span></text:p>
      <text:p text:style-name="P11"><text:s/>Pierwszym algorytmem użytym w badaniach był zwykły algorytm WTA (Winner Takes All). Dąży się w nim do minimalizacji odległości wektora x od wektora wagowego neuronu <text:s text:c="2"/>zwycięskiego lub do maksymalizacji iloczynu skalarnego wektora uczącego x oraz wektora wag w: x[T] w → max. W ten sposób wyłania się neuron zwycięzcę. Zwycięski neuron adaptuje swoje wagi w kierunku wektora x według wzoru (3), w którym η oznacza współczynnik uczenia o wartości malejącej liniowo w kolejnych iteracjach. Pozostałe neurony nie adaptują swoich wag . </text:p>
      <text:p text:style-name="P11"/>
      <text:list xml:id="list961946138891542282" text:style-name="L1">
        <text:list-item>
          <text:p text:style-name="P17">w[w] &lt;--- w[m] + n(x – w[m])</text:p>
        </text:list-item>
      </text:list>
      <text:p text:style-name="P11"/>
      <text:p text:style-name="P1"><text:span text:style-name="T39">(źrodło: </text:span><text:a xlink:type="simple" xlink:href="http://pe.org.pl/articles/2016/10/48.pdf" text:style-name="Internet_20_link" text:visited-style-name="Visited_20_Internet_20_Link">http://pe.org.pl/articles/2016/10/48.pdf</text:a><text:span text:style-name="T39">)</text:span></text:p>
      <text:p text:style-name="P11"/>
      <text:p text:style-name="P4"><text:span text:style-name="T19">Algorytmy WTA, w których tylko jeden neuron może podlegać adaptacji w każdej iteracji, są algorytmami słabo zbieżnymi, szczególnie przy dużej liczbie neuronów. W praktyce zostały one zastąpione algorytmami WTM (</text:span><text:span text:style-name="T19">Winner Takes Most</text:span><text:span text:style-name="T19">)</text:span><text:span text:style-name="T19">, </text:span><text:span text:style-name="T19">w których oprócz zwycięzcy uaktualniają swoje wagi również neurony z jego sąsiedztwa, przy czym im dalsza jest odległość od zwycięzcy, tym mniejsza jest zmiana wartości wag neuronu. </text:span></text:p>
      <text:p text:style-name="P5"/>
      <text:p text:style-name="P18">Nauka sieci</text:p>
      <text:p text:style-name="P13">Podczas uczenia się danego rekordu, będzie wyłaniany jeden zwycięski neuron i następnie dostosowywane wagi w nim oraz jego sąsiedztwie. Po skończonym procesie nauki taki neuron będzie rozpoznawał daną klasę obiektów, ponieważ tylko on będzie się aktywował.</text:p>
      <text:p text:style-name="P13">Zwycięski neuron typowany jest za pomocą miary Euklidesowej. Zwycięża neuron zwracający najmniejsza wartość d dla danej iteracji algorytmu.</text:p>
      <text:p text:style-name="P13"/>
      <text:p text:style-name="P14"/>
      <text:p text:style-name="P13">X – wektor rekordu podawanego w warstwie wejściowej</text:p>
      <text:p text:style-name="P13">W – wektor wag i-tego neuronu</text:p>
      <text:p text:style-name="P13"><text:soft-page-break/></text:p>
      <text:p text:style-name="P13">Współczynnik uczenia</text:p>
      <text:p text:style-name="P13">Współczynnik uczenia jest obliczany przy każdej iteracji progamu. Jest on malejący. </text:p>
      <text:p text:style-name="P13">Został wykorzystany poniższy wzór:</text:p>
      <text:p text:style-name="P13"/>
      <text:p text:style-name="P13"/>
      <text:p text:style-name="P13">L0 - Jest początkową wartością współczynnika uczenia </text:p>
      <text:p text:style-name="P13">t – Jest numerem epoki uczenia </text:p>
      <text:p text:style-name="P15"><text:span text:style-name="T20">𝜆</text:span><text:span text:style-name="T18">- Stanowi końcową ilość epok uczenia(limit)</text:span></text:p>
      <text:p text:style-name="P15">0– Jest początkową średnicą sąsiedztwa (często ustalane jako szerokość całej mapy ) </text:p>
      <text:p text:style-name="P19">t – Jest numerem epoki uczenia </text:p>
      <text:p text:style-name="P13"><text:span text:style-name="T22">𝜆</text:span> – Stanowi końcową ilość epok uczenia(limit)</text:p>
      <text:p text:style-name="P13">Funkcja theta</text:p>
      <text:p text:style-name="P13">Wpływ neuronu zwycięskiego na neurony sąsiadujące</text:p>
      <text:p text:style-name="P13"/>
      <text:p text:style-name="P12">Dist - Jest odległością neuronu dla którego obliczamy zmianę wag, od neuronu zwycięskiego</text:p>
      <text:p text:style-name="P12"/>
      <text:p text:style-name="P12"/>
      <text:p text:style-name="P13"/>
      <text:p text:style-name="P13">X– Wektor uczący </text:p>
      <text:p text:style-name="P13">Wi, winner – Wektor wag zwycięskiego neuronu</text:p>
      <text:p text:style-name="P13">Znając wartości błędów dla wszystkich wektorów uczących, można obliczyć przeciętny błąd kwantyzacji:</text:p>
      <text:p text:style-name="P13"/>
      <text:p text:style-name="P13"/>
      <text:p text:style-name="P13">Stowrzona sieć posiada 35 wejść oraz 30 neuronów w warstwie wyjściowej.</text:p>
      <text:p text:style-name="P13"/>
      <text:list xml:id="list7852851732714814640" text:style-name="WWNum1">
        <text:list-header>
          <text:p text:style-name="P3">Dane uczące oraz testujące</text:p>
        </text:list-header>
      </text:list>
      <text:p text:style-name="P12">Dane uczące oraz testujące są takie same i są zawarte w pliku „learn.txt”</text:p>
      <text:p text:style-name="P12"/>
      <text:p text:style-name="P1"><text:span text:style-name="T40">Siatki liter zostały pobrane ze strony:<text:line-break/></text:span><text:a xlink:type="simple" xlink:href="http://www.ai.c-labtech.net/sn/litery.html" text:style-name="Internet_20_link" text:visited-style-name="Visited_20_Internet_20_Link">http://www.ai.c-labtech.net/sn/litery.html</text:a></text:p>
      <text:p text:style-name="P12"/>
      <text:p text:style-name="P13">Pierwsza linia oznacza liczbę rekordów</text:p>
      <text:p text:style-name="P13">Druga linia oznacza liczbę danych</text:p>
      <text:p text:style-name="P13">Każdy rekord ma na końcu literę, którą reprezentuje.</text:p>
      <text:p text:style-name="P12">Plik „learn.txt”:</text:p>
      <text:p text:style-name="P6">26</text:p>
      <text:p text:style-name="P7"><text:soft-page-break/>35</text:p>
      <text:p text:style-name="P7">-1 1 1 1 -1 1 -1 -1 -1 1 1 -1 -1 -1 1 1 1 1 1 1 1 -1 -1 -1 1 1 -1 -1 -1 1 1 -1 -1 -1 1 A</text:p>
      <text:p text:style-name="P7">1 1 1 1 -1 1 -1 -1 -1 1 1 -1 -1 -1 1 1 1 1 1 -1 1 -1 -1 -1 1 1 -1 -1 -1 1 1 1 1 1 -1 B</text:p>
      <text:p text:style-name="P7">-1 1 1 1 -1 1 -1 -1 -1 1 1 -1 -1 -1 -1 1 -1 -1 -1 -1 1 -1 -1 -1 -1 1 -1 -1 -1 1 -1 1 1 1 -1 C</text:p>
      <text:p text:style-name="P7">1 1 1 1 -1 1 -1 -1 -1 1 1 -1 -1 -1 1 1 -1 -1 -1 1 1 -1 -1 -1 1 1 -1 -1 -1 1 1 1 1 1 -1 D</text:p>
      <text:p text:style-name="P7">1 1 1 1 1 1 -1 -1 -1 -1 1 -1 -1 -1 -1 1 1 1 1 -1 1 -1 -1 -1 -1 1 -1 -1 -1 -1 1 1 1 1 1 E</text:p>
      <text:p text:style-name="P7">1 1 1 1 1 1 -1 -1 -1 -1 1 -1 -1 -1 -1 1 1 1 1 -1 1 -1 -1 -1 -1 1 -1 -1 -1 -1 1 -1 -1 -1 -1 F</text:p>
      <text:p text:style-name="P7">-1 1 1 1 -1 1 -1 -1 -1 1 1 -1 -1 -1 -1 1 -1 1 1 1 1 -1 -1 -1 1 1 -1 -1 -1 1 -1 1 1 1 -1 G</text:p>
      <text:p text:style-name="P7">1 -1 -1 -1 1 1 -1 -1 -1 1 1 -1 -1 -1 1 1 1 1 1 1 1 -1 -1 -1 1 1 -1 -1 -1 1 1 -1 -1 -1 1 H</text:p>
      <text:p text:style-name="P7">-1 1 1 1 -1 -1 -1 1 -1 -1 -1 -1 1 -1 -1 -1 -1 1 -1 -1 -1 -1 1 -1 -1 -1 -1 1 -1 -1 -1 1 1 1 -1 I</text:p>
      <text:p text:style-name="P7">1 1 1 1 1 -1 -1 -1 -1 1 -1 -1 -1 -1 1 -1 -1 -1 -1 1 -1 -1 -1 -1 1 1 -1 -1 -1 1 -1 1 1 1 -1 J</text:p>
      <text:p text:style-name="P7">1 -1 -1 -1 1 1 -1 -1 1 -1 1 -1 1 -1 -1 1 1 -1 -1 -1 1 -1 1 -1 -1 1 -1 -1 1 -1 1 -1 -1 0 1 K</text:p>
      <text:p text:style-name="P7">1 -1 -1 -1 -1 1 -1 -1 -1 -1 1 -1 -1 -1 -1 1 -1 -1 -1 -1 1 -1 -1 -1 -1 1 -1 -1 -1 -1 1 1 1 1 1 L</text:p>
      <text:p text:style-name="P7">1 -1 -1 -1 1 1 1 -1 1 1 1 -1 1 -1 1 1 -1 -1 -1 1 1 -1 -1 -1 1 1 -1 -1 -1 1 1 -1 -1 -1 1 M</text:p>
      <text:p text:style-name="P7">1 -1 -1 -1 1 1 -1 -1 -1 1 1 1 -1 -1 1 1 -1 1 -1 1 1 -1 -1 1 1 1 -1 -1 -1 1 1 -1 -1 -1 1 N</text:p>
      <text:p text:style-name="P7">-1 1 1 1 -1 1 -1 -1 -1 1 1 -1 -1 -1 1 1 -1 -1 -1 1 1 -1 -1 -1 1 1 -1 -1 -1 1 -1 1 1 1 -1 O</text:p>
      <text:p text:style-name="P7">1 1 1 1 -1 1 -1 -1 -1 1 1 -1 -1 -1 1 1 1 1 1 -1 1 -1 -1 -1 -1 1 -1 -1 -1 -1 1 -1 -1 -1 -1 P</text:p>
      <text:p text:style-name="P7">-1 1 1 1 -1 1 -1 -1 -1 1 1 -1 -1 -1 1 1 -1 -1 -1 1 1 -1 1 -1 1 1 -1 -1 1 -1 -1 1 1 -1 1 Q</text:p>
      <text:p text:style-name="P7">1 1 1 1 -1 1 -1 -1 -1 1 1 -1 -1 -1 1 1 1 1 1 -1 1 -1 1 -1 -1 1 -1 -1 1 -1 1 -1 -1 -1 1 R</text:p>
      <text:p text:style-name="P7">-1 1 1 1 -1 1 -1 -1 -1 1 1 -1 -1 -1 -1 -1 1 1 1 -1 -1 -1 -1 -1 1 1 -1 -1 -1 1 -1 1 1 1 -1 S</text:p>
      <text:p text:style-name="P7">1 1 1 1 1 -1 -1 1 -1 -1 -1 -1 1 -1 -1 -1 -1 1 -1 -1 -1 -1 1 -1 -1 -1 -1 1 -1 -1 -1 -1 1 -1 -1 T</text:p>
      <text:p text:style-name="P7">1 -1 -1 -1 1 1 -1 -1 -1 1 1 -1 -1 -1 1 1 -1 -1 -1 1 1 -1 -1 -1 1 1 -1 -1 -1 1 -1 1 1 1 -1 U</text:p>
      <text:p text:style-name="P7"><text:soft-page-break/>1 -1 -1 -1 1 1 -1 -1 -1 1 1 -1 -1 -1 1 1 -1 -1 -1 1 1 -1 -1 -1 1 -1 1 -1 1 -1 -1 -1 1 -1 -1 V</text:p>
      <text:p text:style-name="P7">1 -1 -1 -1 1 1 -1 -1 -1 1 1 -1 -1 -1 1 1 -1 -1 -1 1 1 -1 1 -1 1 1 -1 1 -1 1 -1 1 -1 1 -1 W</text:p>
      <text:p text:style-name="P7">1 -1 -1 -1 1 1 -1 -1 -1 1 -1 1 -1 1 -1 -1 -1 1 -1 -1 -1 1 -1 1 -1 1 -1 -1 -1 1 1 -1 -1 -1 1 X</text:p>
      <text:p text:style-name="P7">1 -1 -1 -1 1 1 -1 -1 -1 1 -1 1 -1 1 -1 -1 -1 1 -1 -1 -1 -1 1 -1 -1 -1 -1 1 -1 -1 -1 -1 1 -1 -1 Y</text:p>
      <text:p text:style-name="P8">1 1 1 1 1 -1 -1 -1 -1 1 -1 -1 -1 1 -1 -1 -1 1 -1 -1 -1 1 -1 -1 -1 1 -1 -1 -1 -1 1 1 1 1 1 Z</text:p>
      <text:list xml:id="list29691780" text:continue-numbering="true" text:style-name="WWNum1">
        <text:list-header>
          <text:p text:style-name="P3">Wnioski</text:p>
        </text:list-header>
      </text:list>
      <text:p text:style-name="P18"/>
      <text:list xml:id="list7435297316938093080" text:style-name="WWNum3">
        <text:list-item>
          <text:p text:style-name="P2">Dzięki Sieci Kohonena z użyciem algorytmu WTM możemy rozpoznawać charakterystyczne cechy danych wejściowych i grupować je względem ich podobieństwa</text:p>
        </text:list-item>
        <text:list-item>
          <text:p text:style-name="P2">Algorytm WTM dobrze sprawdza się przy dużych wymiarach danych wejściowych, które później można reprezentować w małych wymiarach</text:p>
        </text:list-item>
        <text:list-item>
          <text:p text:style-name="P2">Aby sieć poprawnie działała należy dobrać odpowiednie współczynniki początkowe</text:p>
        </text:list-item>
        <text:list-item>
          <text:p text:style-name="P2">Każdy ze współczynników miał duźy wpływ na działanie programu</text:p>
        </text:list-item>
      </text:list>
      <text:p text:style-name="P18"/>
      <text:list xml:id="list29722218" text:continue-list="list29691780" text:style-name="WWNum1">
        <text:list-header>
          <text:p text:style-name="P3">Listing kodu programu</text:p>
        </text:list-header>
      </text:list>
      <text:p text:style-name="P13">https://github.com/barbarapar/PSI_GCP03_zima_2017-2018_Barbara_Partyka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-BoldMT" svg:font-family="Arial-BoldMT"/>
    <style:font-face style:name="Courier New1" svg:font-family="'Courier New'"/>
    <style:font-face style:name="Mangal1" svg:font-family="Manga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ny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 Math1" svg:font-family="'Cambria Math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kst_5f_Slajdu" style:display-name="Tekst_Slajdu" style:family="paragraph" style:parent-style-name="Standard" style:default-outline-level="" style:list-style-name="">
      <style:paragraph-properties fo:margin-top="0cm" fo:margin-bottom="0cm" fo:line-height="150%" fo:text-align="justify" style:justify-single-word="false"/>
      <style:text-properties style:font-name="Times New Roman" fo:font-size="16pt" style:font-size-asian="16pt" style:font-name-complex="Times New Roman1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hhh hhh</meta:initial-creator>
    <meta:creation-date>2018-01-19T09:34:34.68</meta:creation-date>
    <dc:date>2018-01-19T09:50:59.79</dc:date>
    <dc:creator>hhhh hhh</dc:creator>
    <meta:editing-duration>PT11M51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4" meta:paragraph-count="72" meta:word-count="1414" meta:character-count="5764"/>
  </office:meta>
</office:document-meta>
</file>